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800000021B09045C68E057466.png" manifest:media-type="image/png"/>
  <manifest:file-entry manifest:full-path="Pictures/100000000000002200000022285DF013001B24CE.png" manifest:media-type="image/png"/>
  <manifest:file-entry manifest:full-path="Pictures/10000000000000B9000000C66FF6939C08DD5117.png" manifest:media-type="image/png"/>
  <manifest:file-entry manifest:full-path="Pictures/100000000000002D00000020D7714258043CE0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/>
      <style:text-properties officeooo:paragraph-rsid="009a4cc0"/>
    </style:style>
    <style:style style:name="P3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4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5" style:family="paragraph" style:parent-style-name="Standard">
      <style:paragraph-properties fo:line-height="0.28cm"/>
      <style:text-properties fo:color="#00000a" style:font-name="Arial" style:font-name-asian="Arial" style:font-name-complex="Arial"/>
    </style:style>
    <style:style style:name="P6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7" style:family="paragraph" style:parent-style-name="Standard">
      <style:paragraph-properties style:line-height-at-least="0cm"/>
      <style:text-properties fo:color="#00000a" style:font-name="Arial" fo:font-weight="bold" officeooo:paragraph-rsid="009a4cc0" style:font-name-asian="Arial" style:font-weight-asian="bold" style:font-name-complex="Arial"/>
    </style:style>
    <style:style style:name="P8" style:family="paragraph" style:parent-style-name="Standard">
      <style:paragraph-properties style:line-height-at-least="0cm"/>
      <style:text-properties fo:color="#00000a" style:font-name="Arial" fo:font-weight="normal" officeooo:paragraph-rsid="009a4cc0" style:font-name-asian="Arial" style:font-weight-asian="normal" style:font-name-complex="Arial" style:font-weight-complex="normal"/>
    </style:style>
    <style:style style:name="P9" style:family="paragraph" style:parent-style-name="Standard">
      <style:paragraph-properties fo:line-height="100%" fo:text-align="justify" style:justify-single-word="false">
        <style:tab-stops>
          <style:tab-stop style:position="6.279cm"/>
        </style:tab-stops>
      </style:paragraph-properties>
      <style:text-properties fo:color="#00000a" style:font-name="Arial" fo:font-size="9.5pt" officeooo:rsid="00013952" officeooo:paragraph-rsid="01049bee" style:font-name-asian="Arial" style:font-size-asian="9.5pt" style:font-name-complex="Arial" style:font-size-complex="9.5pt"/>
    </style:style>
    <style:style style:name="P10" style:family="paragraph" style:parent-style-name="Standard">
      <style:paragraph-properties style:line-height-at-least="0cm"/>
      <style:text-properties fo:color="#00000a" style:font-name="Arial" fo:font-size="11.5pt" fo:font-weight="bold" officeooo:rsid="00dec354" fo:background-color="#c0c0c0" style:font-name-asian="Arial" style:font-size-asian="11.5pt" style:font-weight-asian="bold" style:font-name-complex="Arial"/>
    </style:style>
    <style:style style:name="P11" style:family="paragraph" style:parent-style-name="Standard">
      <style:paragraph-properties fo:line-height="0.025cm"/>
      <style:text-properties fo:color="#00000a" style:font-name="Arial" fo:font-size="10.5pt" fo:font-weight="bold" officeooo:paragraph-rsid="00013952" style:font-name-asian="Arial" style:font-size-asian="10.5pt" style:font-weight-asian="bold" style:font-name-complex="Arial"/>
    </style:style>
    <style:style style:name="P12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Arial" fo:font-size="5.5pt" fo:font-weight="bold" officeooo:rsid="008e7444" officeooo:paragraph-rsid="009be3ab" style:font-name-asian="Arial" style:font-size-asian="9.5pt" style:font-weight-asian="bold" style:font-name-complex="Arial" style:font-size-complex="9.5pt"/>
    </style:style>
    <style:style style:name="P13" style:family="paragraph" style:parent-style-name="Standard">
      <style:paragraph-properties style:line-height-at-least="0cm"/>
      <style:text-properties fo:color="#00000a"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044cm"/>
      <style:text-properties fo:color="#00000a" style:font-name="Times New Roman" officeooo:paragraph-rsid="009a4cc0" style:font-name-asian="Times New Roman" style:font-name-complex="Times New Roman"/>
    </style:style>
    <style:style style:name="P17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19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20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03f2d" style:font-name-asian="Times New Roman" style:font-size-asian="12pt" style:font-weight-asian="bold" style:font-name-complex="Times New Roman" style:font-size-complex="10pt"/>
    </style:style>
    <style:style style:name="P21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be3ab" style:font-name-asian="Times New Roman" style:font-size-asian="12pt" style:font-weight-asian="bold" style:font-name-complex="Times New Roman" style:font-size-complex="10pt"/>
    </style:style>
    <style:style style:name="P22" style:family="paragraph" style:parent-style-name="Standard">
      <style:paragraph-properties style:line-height-at-least="0cm">
        <style:tab-stops>
          <style:tab-stop style:position="9.843cm"/>
        </style:tab-stops>
      </style:paragraph-properties>
      <style:text-properties fo:color="#00000a" style:font-name="Times New Roman" fo:font-size="10.5pt" fo:font-weight="bold" officeooo:paragraph-rsid="00a4d3e0" style:font-name-asian="Times New Roman" style:font-size-asian="10.5pt" style:font-weight-asian="bold" style:font-name-complex="Times New Roman"/>
    </style:style>
    <style:style style:name="P23" style:family="paragraph" style:parent-style-name="Standard">
      <style:paragraph-properties fo:line-height="0.028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25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6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7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28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29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30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e73bd" style:font-name-asian="Arial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06bda" style:font-name-asian="Arial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3a456" style:font-name-asian="Arial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34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35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9be3ab"/>
    </style:style>
    <style:style style:name="P36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fe937a"/>
    </style:style>
    <style:style style:name="P37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10149be"/>
    </style:style>
    <style:style style:name="P38" style:family="paragraph" style:parent-style-name="Standard">
      <style:paragraph-properties style:line-height-at-least="0cm"/>
      <style:text-properties fo:font-size="14pt" officeooo:rsid="00f2e4c4" officeooo:paragraph-rsid="00f2e4c4" style:font-size-asian="12pt" style:font-size-complex="10pt"/>
    </style:style>
    <style:style style:name="P39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58402" style:font-size-asian="12pt" style:font-size-complex="10pt"/>
    </style:style>
    <style:style style:name="P40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1049bee" style:font-size-asian="12pt" style:font-size-complex="10pt"/>
    </style:style>
    <style:style style:name="P41" style:family="paragraph" style:parent-style-name="Standard">
      <style:paragraph-properties style:line-height-at-least="0cm"/>
      <style:text-properties officeooo:rsid="00f42225" officeooo:paragraph-rsid="00f42225"/>
    </style:style>
    <style:style style:name="P42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43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fo:color="#00000a" style:font-name="Arial" fo:font-size="9.5pt" officeooo:paragraph-rsid="000e5145" style:font-name-asian="Arial" style:font-size-asian="9.5pt" style:font-name-complex="Arial"/>
    </style:style>
    <style:style style:name="P44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style:writing-mode="lr-tb"/>
      <style:text-properties fo:color="#00000a" style:font-name="Arial" officeooo:paragraph-rsid="00266a78" style:font-name-asian="Arial" style:font-name-complex="Arial"/>
    </style:style>
    <style:style style:name="P45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officeooo:paragraph-rsid="000e5145"/>
    </style:style>
    <style:style style:name="P46" style:family="paragraph" style:parent-style-name="Standard">
      <style:paragraph-properties fo:margin-left="0cm" fo:margin-right="0cm" style:line-height-at-least="0cm" fo:orphans="2" fo:widows="2" fo:text-indent="0cm" style:auto-text-indent="false" style:writing-mode="lr-tb"/>
      <style:text-properties fo:color="#00000a" style:font-name="Arial" officeooo:paragraph-rsid="00266a78" style:font-name-asian="Arial" style:font-name-complex="Arial"/>
    </style:style>
    <style:style style:name="P47" style:family="paragraph" style:parent-style-name="Standard">
      <style:paragraph-properties fo:margin-left="0cm" fo:margin-right="0cm" fo:line-height="105%" fo:orphans="2" fo:widows="2" fo:text-indent="0cm" style:auto-text-indent="false" style:writing-mode="lr-tb"/>
      <style:text-properties fo:color="#00000a" style:font-name="Arial" officeooo:paragraph-rsid="00144291" style:font-name-asian="Arial" style:font-name-complex="Ari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49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50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Arial" fo:font-size="10pt" officeooo:rsid="00362cf9" style:font-name-asian="Arial" style:font-size-asian="10pt" style:font-name-complex="Arial" style:font-size-complex="10pt"/>
    </style:style>
    <style:style style:name="P5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666666" style:font-name="Arial" fo:font-size="10pt" fo:font-weight="bold" officeooo:rsid="00cee5df" officeooo:paragraph-rsid="00cee5df" style:font-name-asian="Arial" style:font-size-asian="20pt" style:font-weight-asian="bold" style:font-name-complex="Arial" style:font-size-complex="10pt"/>
    </style:style>
    <style:style style:name="P52" style:family="paragraph" style:parent-style-name="Standard">
      <style:paragraph-properties fo:margin-left="0cm" fo:margin-right="3.104cm" fo:line-height="105%" fo:text-indent="0cm" style:auto-text-indent="false"/>
      <style:text-properties officeooo:paragraph-rsid="0120a268"/>
    </style:style>
    <style:style style:name="P53" style:family="paragraph" style:parent-style-name="Standard" style:master-page-name="">
      <style:paragraph-properties fo:margin-left="0cm" fo:margin-right="0.101cm" fo:margin-top="0cm" fo:margin-bottom="0cm" loext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54" style:family="paragraph" style:parent-style-name="Text_20_body">
      <style:text-properties fo:font-size="8pt" officeooo:paragraph-rsid="00f73003" style:font-size-asian="10pt" style:font-size-complex="10pt"/>
    </style:style>
    <style:style style:name="P55" style:family="paragraph" style:parent-style-name="Text_20_body">
      <style:text-properties fo:font-size="2pt" fo:font-style="italic" fo:font-weight="bold" officeooo:rsid="007bc027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 style:master-page-name="Standard">
      <style:paragraph-properties fo:margin-left="0cm" fo:margin-right="0cm" style:line-height-at-least="0cm" fo:text-align="center" style:justify-single-word="false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57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c33b4" officeooo:paragraph-rsid="005c33b4" style:font-name-asian="Arial" style:font-size-asian="9.5pt" style:font-name-complex="Arial" style:font-size-complex="9.5pt"/>
    </style:style>
    <style:style style:name="P58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b6233" officeooo:paragraph-rsid="005b6233" style:font-name-asian="Arial" style:font-size-asian="9.5pt" style:font-name-complex="Arial" style:font-size-complex="9.5pt"/>
    </style:style>
    <style:style style:name="P59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6c758" officeooo:paragraph-rsid="0066c758" style:font-name-asian="Arial" style:font-size-asian="9.5pt" style:font-name-complex="Arial" style:font-size-complex="9.5pt"/>
    </style:style>
    <style:style style:name="P60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7881d8" officeooo:paragraph-rsid="007881d8" style:font-name-asian="Arial" style:font-size-asian="9.5pt" style:font-name-complex="Arial" style:font-size-complex="9.5pt"/>
    </style:style>
    <style:style style:name="P61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8e7444" officeooo:paragraph-rsid="008e7444" style:font-name-asian="Arial" style:font-size-asian="9.5pt" style:font-name-complex="Arial" style:font-size-complex="9.5pt"/>
    </style:style>
    <style:style style:name="P62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7d462" style:font-name-asian="Arial" style:font-size-asian="9.5pt" style:font-name-complex="Arial" style:font-size-complex="9.5pt"/>
    </style:style>
    <style:style style:name="P63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6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6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6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67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68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139930d" style:font-name-asian="Times New Roman" style:font-size-asian="12pt" style:font-weight-asian="bold" style:font-name-complex="Times New Roman" style:font-size-complex="10pt"/>
    </style:style>
    <style:style style:name="P69" style:family="paragraph" style:parent-style-name="Standard">
      <style:paragraph-properties style:line-height-at-least="0cm"/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P70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c4fb7" style:font-name-asian="Arial" style:font-size-asian="10pt" style:font-weight-asian="bold" style:font-name-complex="Arial" style:font-size-complex="10pt" style:font-weight-complex="bold"/>
    </style:style>
    <style:style style:name="P71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3a80a7" style:font-name-asian="Arial" style:font-size-asian="10pt" style:font-weight-asian="bold" style:font-name-complex="Arial" style:font-size-complex="10pt" style:font-weight-complex="bold"/>
    </style:style>
    <style:style style:name="P72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rsid="005f22b6" officeooo:paragraph-rsid="005f22b6"/>
    </style:style>
    <style:style style:name="P73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7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75" style:family="paragraph" style:parent-style-name="Standard" style:list-style-name="L2">
      <style:paragraph-properties fo:line-height="100%">
        <style:tab-stops>
          <style:tab-stop style:position="6.279cm"/>
        </style:tab-stops>
      </style:paragraph-properties>
      <style:text-properties officeooo:paragraph-rsid="00fe937a"/>
    </style:style>
    <style:style style:name="P76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77" style:family="paragraph" style:parent-style-name="Standard">
      <style:paragraph-properties style:line-height-at-least="0cm"/>
      <style:text-properties fo:font-size="14pt" officeooo:rsid="00f2e4c4" officeooo:paragraph-rsid="0139930d" style:font-size-asian="12pt" style:font-size-complex="10pt"/>
    </style:style>
    <style:style style:name="P78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c222c" style:font-size-asian="12pt" style:font-size-complex="10pt"/>
    </style:style>
    <style:style style:name="P79" style:family="paragraph" style:parent-style-name="Standard">
      <style:paragraph-properties style:line-height-at-least="0cm"/>
      <style:text-properties officeooo:rsid="00f42225" officeooo:paragraph-rsid="0139930d"/>
    </style:style>
    <style:style style:name="P80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1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2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3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4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de176" officeooo:paragraph-rsid="014b32cd" style:font-name-asian="Arial" style:font-size-asian="9.5pt" style:font-name-complex="Arial" style:font-size-complex="9.5pt"/>
    </style:style>
    <style:style style:name="P85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aef187" style:font-name-asian="Arial" style:font-size-asian="9.5pt" style:font-name-complex="Arial" style:font-size-complex="9.5pt"/>
    </style:style>
    <style:style style:name="P86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998d2" style:font-name-asian="Arial" style:font-size-asian="9.5pt" style:font-name-complex="Arial" style:font-size-complex="9.5pt"/>
    </style:style>
    <style:style style:name="P87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139930d" style:font-name-asian="Arial" style:font-size-asian="9.5pt" style:font-name-complex="Arial" style:font-size-complex="9.5pt"/>
    </style:style>
    <style:style style:name="P88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09f9cd7" style:font-name-asian="Arial" style:font-size-asian="9.5pt" style:font-name-complex="Arial" style:font-size-complex="9.5pt"/>
    </style:style>
    <style:style style:name="P89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14d37c6" style:font-name-asian="Arial" style:font-size-asian="9.5pt" style:font-name-complex="Arial" style:font-size-complex="9.5pt"/>
    </style:style>
    <style:style style:name="P90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4be9d4" officeooo:paragraph-rsid="0150604c" style:font-name-asian="Arial" style:font-size-asian="9.5pt" style:font-name-complex="Arial" style:font-size-complex="9.5pt"/>
    </style:style>
    <style:style style:name="P91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9fa815" officeooo:paragraph-rsid="0139930d"/>
    </style:style>
    <style:style style:name="P92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a09b0b" officeooo:paragraph-rsid="00a09b0b"/>
    </style:style>
    <style:style style:name="P93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3f65a" officeooo:paragraph-rsid="0139930d"/>
    </style:style>
    <style:style style:name="P94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5b899" officeooo:paragraph-rsid="0139930d"/>
    </style:style>
    <style:style style:name="P95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78544" officeooo:paragraph-rsid="014379bb"/>
    </style:style>
    <style:style style:name="P96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officeooo:rsid="009f9cd7" officeooo:paragraph-rsid="009fa815"/>
    </style:style>
    <style:style style:name="P97" style:family="paragraph">
      <loext:graphic-properties draw:fill="solid" draw:fill-color="#e3e3e3"/>
    </style:style>
    <style:style style:name="P98" style:family="paragraph">
      <loext:graphic-properties draw:fill="none" draw:fill-color="#ffffff"/>
    </style:style>
    <style:style style:name="P99" style:family="paragraph">
      <loext:graphic-properties draw:fill="none" draw:fill-color="#ffffff"/>
      <style:text-properties fo:font-size="12pt"/>
    </style:style>
    <style:style style:name="P100" style:family="paragraph">
      <style:paragraph-properties fo:text-align="start"/>
    </style:style>
    <style:style style:name="P101" style:family="paragraph">
      <loext:graphic-properties draw:fill="none" draw:fill-color="#ffffff"/>
      <style:paragraph-properties fo:text-align="start"/>
    </style:style>
    <style:style style:name="P102" style:family="paragraph">
      <style:paragraph-properties fo:margin-left="0cm" fo:margin-right="0cm" fo:text-indent="0cm"/>
    </style:style>
    <style:style style:name="P103" style:family="paragraph">
      <loext:graphic-properties draw:fill="none" draw:fill-color="#ffffff"/>
      <style:text-properties fo:color="#3399ff" fo:font-size="12pt" fo:font-style="normal" style:font-style-asian="normal" style:font-style-complex="normal"/>
    </style:style>
    <style:style style:name="T1" style:family="text">
      <style:text-properties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2" style:family="text">
      <style:text-properties style:font-name="Times New Roman" fo:font-size="12pt" fo:font-weight="normal" officeooo:rsid="01049bee" style:font-name-asian="Times New Roman" style:font-size-asian="12pt" style:font-weight-asian="normal" style:font-name-complex="Times New Roman" style:font-weight-complex="normal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4" style:family="text">
      <style:text-properties fo:color="#00000a" style:font-name="Arial" style:font-name-asian="Arial" style:font-name-complex="Arial"/>
    </style:style>
    <style:style style:name="T5" style:family="text">
      <style:text-properties fo:color="#00000a" style:font-name="Arial" officeooo:rsid="00013952" style:font-name-asian="Arial" style:font-name-complex="Arial"/>
    </style:style>
    <style:style style:name="T6" style:family="text">
      <style:text-properties fo:color="#00000a" style:font-name="Arial" officeooo:rsid="0005aa7e" style:font-name-asian="Arial" style:font-name-complex="Arial"/>
    </style:style>
    <style:style style:name="T7" style:family="text">
      <style:text-properties fo:color="#00000a" style:font-name="Arial" officeooo:rsid="00088083" style:font-name-asian="Arial" style:font-name-complex="Arial"/>
    </style:style>
    <style:style style:name="T8" style:family="text">
      <style:text-properties fo:color="#00000a" style:font-name="Arial" officeooo:rsid="000727ba" style:font-name-asian="Arial" style:font-name-complex="Arial"/>
    </style:style>
    <style:style style:name="T9" style:family="text">
      <style:text-properties fo:color="#00000a" style:font-name="Arial" officeooo:rsid="002cc7d6" style:font-name-asian="Arial" style:font-name-complex="Arial"/>
    </style:style>
    <style:style style:name="T10" style:family="text">
      <style:text-properties fo:color="#00000a" style:font-name="Arial" officeooo:rsid="003d39c9" style:font-name-asian="Arial" style:font-name-complex="Arial"/>
    </style:style>
    <style:style style:name="T11" style:family="text">
      <style:text-properties fo:color="#00000a" style:font-name="Arial" officeooo:rsid="004cd4ed" style:font-name-asian="Arial" style:font-name-complex="Arial"/>
    </style:style>
    <style:style style:name="T12" style:family="text">
      <style:text-properties fo:color="#00000a" style:font-name="Arial" officeooo:rsid="009be3ab" style:font-name-asian="Arial" style:font-name-complex="Arial"/>
    </style:style>
    <style:style style:name="T13" style:family="text">
      <style:text-properties fo:color="#00000a" style:font-name="Arial" officeooo:rsid="00c8c232" style:font-name-asian="Arial" style:font-name-complex="Arial"/>
    </style:style>
    <style:style style:name="T14" style:family="text">
      <style:text-properties fo:color="#00000a" style:font-name="Arial" officeooo:rsid="011f2102" style:font-name-asian="Arial" style:font-name-complex="Arial"/>
    </style:style>
    <style:style style:name="T15" style:family="text">
      <style:text-properties fo:color="#00000a" style:font-name="Arial" officeooo:rsid="0120a268" style:font-name-asian="Arial" style:font-name-complex="Arial"/>
    </style:style>
    <style:style style:name="T16" style:family="text">
      <style:text-properties fo:color="#00000a" style:font-name="Arial" officeooo:rsid="0132af61" style:font-name-asian="Arial" style:font-name-complex="Arial"/>
    </style:style>
    <style:style style:name="T17" style:family="text">
      <style:text-properties fo:color="#00000a" style:font-name="Arial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3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4" style:family="text">
      <style:text-properties fo:color="#00000a" style:font-name="Arial" officeooo:rsid="006d27dd" style:font-name-asian="Arial" style:font-size-asian="9.5pt" style:font-name-complex="Arial" style:font-size-complex="9.5pt"/>
    </style:style>
    <style:style style:name="T25" style:family="text">
      <style:text-properties fo:color="#00000a" style:font-name="Arial" officeooo:rsid="0060e905" style:font-name-asian="Arial" style:font-size-asian="9.5pt" style:font-name-complex="Arial" style:font-size-complex="9.5pt"/>
    </style:style>
    <style:style style:name="T26" style:family="text">
      <style:text-properties fo:color="#00000a" style:font-name="Arial" fo:font-weight="bold" style:font-name-asian="Arial" style:font-weight-asian="bold" style:font-name-complex="Arial"/>
    </style:style>
    <style:style style:name="T27" style:family="text">
      <style:text-properties fo:color="#00000a" style:font-name="Arial" fo:font-weight="bold" officeooo:rsid="009a4cc0" style:font-name-asian="Arial" style:font-weight-asian="bold" style:font-name-complex="Arial"/>
    </style:style>
    <style:style style:name="T28" style:family="text">
      <style:text-properties fo:color="#00000a" style:font-name="Arial" fo:font-weight="bold" officeooo:rsid="00c8c232" style:font-name-asian="Arial" style:font-weight-asian="bold" style:font-name-complex="Arial"/>
    </style:style>
    <style:style style:name="T29" style:family="text">
      <style:text-properties fo:color="#00000a" style:font-name="Arial" fo:font-weight="bold" officeooo:rsid="004cd4ed" style:font-name-asian="Arial" style:font-weight-asian="bold" style:font-name-complex="Arial"/>
    </style:style>
    <style:style style:name="T30" style:family="text">
      <style:text-properties fo:color="#00000a" style:font-name="Arial" fo:font-weight="bold" officeooo:rsid="011f2102" style:font-name-asian="Arial" style:font-weight-asian="bold" style:font-name-complex="Arial" style:font-weight-complex="bold"/>
    </style:style>
    <style:style style:name="T31" style:family="text">
      <style:text-properties fo:color="#00000a" style:font-name="Arial" fo:font-size="9.5pt" style:font-name-asian="Arial" style:font-size-asian="9.5pt" style:font-name-complex="Arial" style:font-size-complex="9.5pt"/>
    </style:style>
    <style:style style:name="T32" style:family="text">
      <style:text-properties fo:color="#00000a" style:font-name="Arial" fo:font-size="9.5pt" officeooo:rsid="009fa815" style:font-name-asian="Arial" style:font-size-asian="9.5pt" style:font-name-complex="Arial" style:font-size-complex="9.5pt"/>
    </style:style>
    <style:style style:name="T33" style:family="text">
      <style:text-properties fo:color="#00000a" style:font-name="Arial" fo:font-size="9.5pt" officeooo:rsid="00a09e9d" style:font-name-asian="Arial" style:font-size-asian="9.5pt" style:font-name-complex="Arial" style:font-size-complex="9.5pt"/>
    </style:style>
    <style:style style:name="T34" style:family="text">
      <style:text-properties fo:color="#00000a" style:font-name="Arial" fo:font-size="9.5pt" officeooo:rsid="00ae3626" style:font-name-asian="Arial" style:font-size-asian="9.5pt" style:font-name-complex="Arial" style:font-size-complex="9.5pt"/>
    </style:style>
    <style:style style:name="T35" style:family="text">
      <style:text-properties fo:color="#00000a" style:font-name="Arial" fo:font-size="9.5pt" officeooo:rsid="0068b874" style:font-name-asian="Arial" style:font-size-asian="9.5pt" style:font-name-complex="Arial" style:font-size-complex="9.5pt"/>
    </style:style>
    <style:style style:name="T36" style:family="text">
      <style:text-properties fo:color="#00000a" style:font-name="Arial" fo:font-size="9.5pt" officeooo:rsid="006b6cc6" style:font-name-asian="Arial" style:font-size-asian="9.5pt" style:font-name-complex="Arial" style:font-size-complex="9.5pt"/>
    </style:style>
    <style:style style:name="T37" style:family="text">
      <style:text-properties fo:color="#00000a" style:font-name="Arial" fo:font-size="9.5pt" officeooo:rsid="01291e59" style:font-name-asian="Arial" style:font-size-asian="9.5pt" style:font-name-complex="Arial" style:font-size-complex="9.5pt"/>
    </style:style>
    <style:style style:name="T38" style:family="text">
      <style:text-properties fo:color="#00000a" style:font-name="Arial" fo:font-size="9.5pt" officeooo:rsid="0153e154" style:font-name-asian="Arial" style:font-size-asian="9.5pt" style:font-name-complex="Arial" style:font-size-complex="9.5pt"/>
    </style:style>
    <style:style style:name="T39" style:family="text">
      <style:text-properties fo:color="#00000a"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T40" style:family="text">
      <style:text-properties fo:color="#00000a" style:font-name="Arial" fo:font-size="9.5pt" fo:font-weight="bold" officeooo:rsid="012a8004" style:font-name-asian="Arial" style:font-size-asian="9.5pt" style:font-weight-asian="bold" style:font-name-complex="Arial" style:font-size-complex="9.5pt" style:font-weight-complex="bold"/>
    </style:style>
    <style:style style:name="T41" style:family="text">
      <style:text-properties fo:color="#00000a" style:font-name="Arial" fo:font-size="9.5pt" fo:font-weight="bold" officeooo:rsid="01322b9b" style:font-name-asian="Arial" style:font-size-asian="9.5pt" style:font-weight-asian="bold" style:font-name-complex="Arial" style:font-size-complex="9.5pt" style:font-weight-complex="bold"/>
    </style:style>
    <style:style style:name="T42" style:family="text">
      <style:text-properties fo:color="#00000a" style:font-name="Arial" fo:font-size="9.5pt" fo:font-weight="bold" officeooo:rsid="012cdb1e" style:font-name-asian="Arial" style:font-size-asian="9.5pt" style:font-weight-asian="bold" style:font-name-complex="Arial" style:font-size-complex="9.5pt" style:font-weight-complex="bold"/>
    </style:style>
    <style:style style:name="T43" style:family="text">
      <style:text-properties fo:color="#00000a" style:font-name="Arial" fo:font-size="9.5pt" fo:font-weight="bold" officeooo:rsid="002f8fa2" style:font-name-asian="Arial" style:font-size-asian="9.5pt" style:font-weight-asian="bold" style:font-name-complex="Arial" style:font-size-complex="9.5pt" style:font-weight-complex="bold"/>
    </style:style>
    <style:style style:name="T44" style:family="text">
      <style:text-properties fo:color="#00000a" style:font-name="Arial" fo:font-size="9.5pt" fo:font-weight="normal" officeooo:rsid="0129a350" style:font-name-asian="Arial" style:font-size-asian="9.5pt" style:font-weight-asian="normal" style:font-name-complex="Arial" style:font-size-complex="9.5pt" style:font-weight-complex="normal"/>
    </style:style>
    <style:style style:name="T45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46" style:family="text">
      <style:text-properties fo:color="#00000a" style:font-name="Times New Roman" fo:font-size="12pt" fo:font-weight="bold" officeooo:rsid="005998d2" style:font-name-asian="Times New Roman" style:font-size-asian="12pt" style:font-weight-asian="bold" style:font-name-complex="Times New Roman" style:font-size-complex="10pt" style:font-weight-complex="normal"/>
    </style:style>
    <style:style style:name="T47" style:family="text">
      <style:text-properties fo:color="#00000a" style:font-name="Times New Roman" fo:font-size="12pt" fo:font-weight="normal" officeooo:rsid="00756bf9" style:font-name-asian="Times New Roman" style:font-size-asian="12pt" style:font-weight-asian="normal" style:font-name-complex="Times New Roman" style:font-size-complex="10pt" style:font-weight-complex="normal"/>
    </style:style>
    <style:style style:name="T48" style:family="text">
      <style:text-properties fo:color="#00000a"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49" style:family="text">
      <style:text-properties fo:color="#00000a" style:font-name="Times New Roman" fo:font-size="12pt" fo:font-weight="normal" officeooo:rsid="005998d2" style:font-name-asian="Times New Roman" style:font-size-asian="12pt" style:font-weight-asian="normal" style:font-name-complex="Times New Roman" style:font-weight-complex="normal"/>
    </style:style>
    <style:style style:name="T50" style:family="text">
      <style:text-properties fo:color="#00000a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51" style:family="text">
      <style:text-properties fo:color="#00000a" style:font-name="Times New Roman" fo:font-weight="bold" style:font-name-asian="Times New Roman" style:font-weight-asian="bold" style:font-name-complex="Times New Roman"/>
    </style:style>
    <style:style style:name="T52" style:family="text">
      <style:text-properties fo:color="#00000a" style:font-name="Times New Roman" fo:font-weight="bold" officeooo:rsid="002f8fa2" style:font-name-asian="Times New Roman" style:font-weight-asian="bold" style:font-name-complex="Times New Roman"/>
    </style:style>
    <style:style style:name="T53" style:family="text">
      <style:text-properties fo:color="#00000a" style:font-name="Times New Roman" fo:font-weight="bold" officeooo:rsid="009de176" style:font-name-asian="Times New Roman" style:font-weight-asian="bold" style:font-name-complex="Times New Roman" style:font-weight-complex="normal"/>
    </style:style>
    <style:style style:name="T54" style:family="text">
      <style:text-properties fo:color="#00000a" style:font-name="Times New Roman" fo:font-weight="bold" officeooo:rsid="002f8fa2" style:font-name-asian="Times New Roman" style:font-weight-asian="bold" style:font-name-complex="Times New Roman" style:font-weight-complex="normal"/>
    </style:style>
    <style:style style:name="T55" style:family="text">
      <style:text-properties fo:color="#00000a" style:font-name="Times New Roman" fo:font-weight="bold" officeooo:rsid="00756bf9" style:font-name-asian="Times New Roman" style:font-weight-asian="bold" style:font-name-complex="Times New Roman" style:font-weight-complex="normal"/>
    </style:style>
    <style:style style:name="T56" style:family="text">
      <style:text-properties fo:color="#00000a" style:font-name="Times New Roman" fo:font-weight="bold" officeooo:rsid="00fc222c" style:font-name-asian="Times New Roman" style:font-weight-asian="bold" style:font-name-complex="Times New Roman" style:font-weight-complex="normal"/>
    </style:style>
    <style:style style:name="T57" style:family="text">
      <style:text-properties fo:color="#00000a" style:font-name="Times New Roman" fo:font-weight="bold" officeooo:rsid="01049bee" style:font-name-asian="Times New Roman" style:font-weight-asian="bold" style:font-name-complex="Times New Roman" style:font-weight-complex="normal"/>
    </style:style>
    <style:style style:name="T58" style:family="text">
      <style:text-properties fo:color="#00000a" style:font-name="Times New Roman" fo:font-weight="bold" officeooo:rsid="013a80a7" style:font-name-asian="Times New Roman" style:font-weight-asian="bold" style:font-name-complex="Times New Roman"/>
    </style:style>
    <style:style style:name="T59" style:family="text">
      <style:text-properties fo:color="#00000a" style:font-name="Times New Roman" fo:font-size="14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60" style:family="text">
      <style:text-properties fo:color="#00000a" style:font-name="Times New Roman" fo:font-size="14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61" style:family="text">
      <style:text-properties fo:color="#00000a" style:font-name="Times New Roman" fo:font-size="14pt" fo:font-weight="bold" officeooo:rsid="00fc222c" style:font-name-asian="Times New Roman" style:font-size-asian="12pt" style:font-weight-asian="bold" style:font-name-complex="Times New Roman" style:font-size-complex="10pt" style:font-weight-complex="normal"/>
    </style:style>
    <style:style style:name="T62" style:family="text">
      <style:text-properties fo:color="#00000a" style:font-name="Times New Roman" fo:font-size="14pt" fo:font-weight="bold" officeooo:rsid="002f8fa2" style:font-name-asian="Times New Roman" style:font-size-asian="12pt" style:font-weight-asian="bold" style:font-name-complex="Times New Roman" style:font-size-complex="10pt" style:font-weight-complex="normal"/>
    </style:style>
    <style:style style:name="T63" style:family="text">
      <style:text-properties fo:color="#00000a" style:font-name="Times New Roman" fo:font-size="14pt" fo:font-weight="bold" officeooo:rsid="00756bf9" style:font-name-asian="Times New Roman" style:font-size-asian="12pt" style:font-weight-asian="bold" style:font-name-complex="Times New Roman" style:font-size-complex="10pt" style:font-weight-complex="normal"/>
    </style:style>
    <style:style style:name="T64" style:family="text">
      <style:text-properties fo:font-size="9.5pt" style:font-size-asian="9.5pt"/>
    </style:style>
    <style:style style:name="T65" style:family="text">
      <style:text-properties officeooo:rsid="000e5145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0e5145" style:font-weight-asian="normal" style:font-weight-complex="normal"/>
    </style:style>
    <style:style style:name="T68" style:family="text">
      <style:text-properties fo:font-weight="normal" officeooo:rsid="011cdfdb" style:font-weight-asian="normal" style:font-weight-complex="normal"/>
    </style:style>
    <style:style style:name="T69" style:family="text">
      <style:text-properties officeooo:rsid="000fd307"/>
    </style:style>
    <style:style style:name="T70" style:family="text">
      <style:text-properties officeooo:rsid="00127d0f"/>
    </style:style>
    <style:style style:name="T71" style:family="text">
      <style:text-properties officeooo:rsid="002cc7d6"/>
    </style:style>
    <style:style style:name="T72" style:family="text">
      <style:text-properties officeooo:rsid="002fa333"/>
    </style:style>
    <style:style style:name="T73" style:family="text">
      <style:text-properties officeooo:rsid="0034b4f9"/>
    </style:style>
    <style:style style:name="T74" style:family="text">
      <style:text-properties officeooo:rsid="004027d0"/>
    </style:style>
    <style:style style:name="T75" style:family="text">
      <style:text-properties officeooo:rsid="0005aa7e"/>
    </style:style>
    <style:style style:name="T76" style:family="text">
      <style:text-properties officeooo:rsid="00413b30"/>
    </style:style>
    <style:style style:name="T77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34b4f9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7bc027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b750ab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f73003" style:font-style-asian="italic" style:font-weight-asian="bold" style:font-style-complex="italic" style:font-weight-complex="bold"/>
    </style:style>
    <style:style style:name="T83" style:family="text">
      <style:text-properties fo:font-style="italic" fo:font-weight="normal" officeooo:rsid="00b39e76" style:font-style-asian="italic" style:font-weight-asian="normal" style:font-style-complex="italic" style:font-weight-complex="normal"/>
    </style:style>
    <style:style style:name="T84" style:family="text">
      <style:text-properties fo:font-style="italic" officeooo:rsid="0034b4f9" style:font-style-asian="italic" style:font-style-complex="italic"/>
    </style:style>
    <style:style style:name="T85" style:family="text">
      <style:text-properties fo:font-style="italic" officeooo:rsid="007bc027" style:font-style-asian="italic" style:font-style-complex="italic" style:font-weight-complex="bold"/>
    </style:style>
    <style:style style:name="T86" style:family="text">
      <style:text-properties fo:font-style="italic" officeooo:rsid="008d33c8" style:font-style-asian="italic" style:font-style-complex="italic" style:font-weight-complex="bold"/>
    </style:style>
    <style:style style:name="T87" style:family="text">
      <style:text-properties officeooo:rsid="004a8e0d"/>
    </style:style>
    <style:style style:name="T88" style:family="text">
      <style:text-properties officeooo:rsid="005e9fbf"/>
    </style:style>
    <style:style style:name="T89" style:family="text">
      <style:text-properties officeooo:rsid="0066c758"/>
    </style:style>
    <style:style style:name="T90" style:family="text">
      <style:text-properties officeooo:rsid="0076a41b"/>
    </style:style>
    <style:style style:name="T91" style:family="text">
      <style:text-properties officeooo:rsid="0078df4f"/>
    </style:style>
    <style:style style:name="T92" style:family="text">
      <style:text-properties officeooo:rsid="007bc027"/>
    </style:style>
    <style:style style:name="T93" style:family="text">
      <style:text-properties officeooo:rsid="00975c97"/>
    </style:style>
    <style:style style:name="T94" style:family="text">
      <style:text-properties officeooo:rsid="009901a4"/>
    </style:style>
    <style:style style:name="T95" style:family="text">
      <style:text-properties officeooo:rsid="009a4cc0"/>
    </style:style>
    <style:style style:name="T96" style:family="text">
      <style:text-properties fo:font-style="normal" fo:font-weight="normal" officeooo:rsid="00b750ab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13df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f73003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fa794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1bbd1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bold" officeooo:rsid="00cf6808" style:font-style-asian="normal" style:font-weight-asian="bold" style:font-style-complex="normal" style:font-weight-complex="bold"/>
    </style:style>
    <style:style style:name="T102" style:family="text">
      <style:text-properties fo:font-style="normal" officeooo:rsid="007bc027" style:font-style-asian="normal" style:font-style-complex="normal"/>
    </style:style>
    <style:style style:name="T103" style:family="text">
      <style:text-properties officeooo:rsid="009f9785"/>
    </style:style>
    <style:style style:name="T104" style:family="text">
      <style:text-properties officeooo:rsid="009de176"/>
    </style:style>
    <style:style style:name="T105" style:family="text">
      <style:text-properties officeooo:rsid="00b1be4f"/>
    </style:style>
    <style:style style:name="T106" style:family="text">
      <style:text-properties officeooo:rsid="00c0eff2"/>
    </style:style>
    <style:style style:name="T107" style:family="text">
      <style:text-properties officeooo:rsid="00e281a5"/>
    </style:style>
    <style:style style:name="T108" style:family="text">
      <style:text-properties fo:font-size="12pt"/>
    </style:style>
    <style:style style:name="T109" style:family="text">
      <style:text-properties fo:font-size="12pt" fo:font-weight="normal" style:font-weight-asian="normal" style:font-weight-complex="normal"/>
    </style:style>
    <style:style style:name="T110" style:family="text">
      <style:text-properties fo:font-size="12pt" fo:font-weight="normal" officeooo:rsid="010e73bd" style:font-weight-asian="normal" style:font-weight-complex="normal"/>
    </style:style>
    <style:style style:name="T111" style:family="text">
      <style:text-properties fo:font-size="12pt" fo:font-weight="normal" officeooo:rsid="01106bda" style:font-weight-asian="normal" style:font-weight-complex="normal"/>
    </style:style>
    <style:style style:name="T112" style:family="text">
      <style:text-properties fo:font-size="12pt" fo:font-weight="normal" officeooo:rsid="0113a456" style:font-weight-asian="normal" style:font-weight-complex="normal"/>
    </style:style>
    <style:style style:name="T113" style:family="text">
      <style:text-properties fo:font-size="12pt" fo:font-weight="normal" officeooo:rsid="013a80a7" style:font-size-asian="12pt" style:font-weight-asian="normal" style:font-size-complex="12pt" style:font-weight-complex="normal"/>
    </style:style>
    <style:style style:name="T114" style:family="text">
      <style:text-properties fo:font-size="12pt" officeooo:rsid="01106bda"/>
    </style:style>
    <style:style style:name="T115" style:family="text">
      <style:text-properties fo:font-size="12pt" officeooo:rsid="010e73bd"/>
    </style:style>
    <style:style style:name="T116" style:family="text">
      <style:text-properties fo:font-size="12pt" officeooo:rsid="0113a456"/>
    </style:style>
    <style:style style:name="T117" style:family="text">
      <style:text-properties fo:font-size="12pt" officeooo:rsid="013a80a7"/>
    </style:style>
    <style:style style:name="T118" style:family="text">
      <style:text-properties fo:font-size="12pt" officeooo:rsid="01644da6"/>
    </style:style>
    <style:style style:name="T119" style:family="text">
      <style:text-properties fo:font-size="12pt" officeooo:rsid="01655225"/>
    </style:style>
    <style:style style:name="T120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size-complex="10pt" style:font-weight-complex="normal"/>
    </style:style>
    <style:style style:name="T121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size-complex="10pt" style:font-weight-complex="normal"/>
    </style:style>
    <style:style style:name="T122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size-complex="10pt" style:font-weight-complex="normal"/>
    </style:style>
    <style:style style:name="T123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size-complex="10pt" style:font-weight-complex="normal"/>
    </style:style>
    <style:style style:name="T124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size-complex="10pt" style:font-weight-complex="normal"/>
    </style:style>
    <style:style style:name="T125" style:family="text">
      <style:text-properties fo:color="#666666" style:font-name="Times New Roman" fo:font-size="8pt" fo:font-weight="normal" officeooo:rsid="01049bee" style:font-name-asian="Times New Roman" style:font-size-asian="12pt" style:font-weight-asian="normal" style:font-name-complex="Times New Roman" style:font-size-complex="10pt" style:font-weight-complex="normal"/>
    </style:style>
    <style:style style:name="T126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127" style:family="text">
      <style:text-properties fo:color="#666666" style:font-name="Times New Roman" fo:font-size="8pt" fo:font-weight="normal" officeooo:rsid="014a26fa" style:font-name-asian="Times New Roman" style:font-size-asian="12pt" style:font-weight-asian="normal" style:font-name-complex="Times New Roman" style:font-size-complex="10pt" style:font-weight-complex="normal"/>
    </style:style>
    <style:style style:name="T128" style:family="text">
      <style:text-properties fo:color="#666666" style:font-name="Times New Roman" fo:font-size="8pt" fo:font-weight="normal" style:font-name-asian="Times New Roman" style:font-size-asian="12pt" style:font-weight-asian="normal" style:font-name-complex="Times New Roman" style:font-weight-complex="normal"/>
    </style:style>
    <style:style style:name="T129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weight-complex="normal"/>
    </style:style>
    <style:style style:name="T130" style:family="text">
      <style:text-properties fo:color="#666666" style:font-name="Times New Roman" fo:font-size="8pt" fo:font-weight="normal" officeooo:rsid="0109b637" style:font-name-asian="Times New Roman" style:font-size-asian="12pt" style:font-weight-asian="normal" style:font-name-complex="Times New Roman" style:font-weight-complex="normal"/>
    </style:style>
    <style:style style:name="T131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weight-complex="normal"/>
    </style:style>
    <style:style style:name="T132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weight-complex="normal"/>
    </style:style>
    <style:style style:name="T133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weight-complex="normal"/>
    </style:style>
    <style:style style:name="T134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35" style:family="text">
      <style:text-properties fo:color="#666666" style:font-name="Times New Roman" fo:font-size="8pt" fo:font-weight="normal" officeooo:rsid="010e73bd" style:font-name-asian="Times New Roman" style:font-size-asian="12pt" style:font-weight-asian="normal" style:font-name-complex="Times New Roman" style:font-weight-complex="normal"/>
    </style:style>
    <style:style style:name="T136" style:family="text">
      <style:text-properties fo:color="#666666" style:font-name="Times New Roman" fo:font-size="8pt" fo:font-weight="normal" officeooo:rsid="01105210" style:font-name-asian="Times New Roman" style:font-size-asian="12pt" style:font-weight-asian="normal" style:font-name-complex="Times New Roman" style:font-weight-complex="normal"/>
    </style:style>
    <style:style style:name="T137" style:family="text">
      <style:text-properties fo:color="#666666" style:font-name="Times New Roman" fo:font-size="8pt" fo:font-weight="normal" officeooo:rsid="01106bda" style:font-name-asian="Times New Roman" style:font-size-asian="12pt" style:font-weight-asian="normal" style:font-name-complex="Times New Roman" style:font-weight-complex="normal"/>
    </style:style>
    <style:style style:name="T138" style:family="text">
      <style:text-properties fo:color="#666666" style:font-name="Times New Roman" fo:font-size="8pt" fo:font-weight="normal" officeooo:rsid="0113a456" style:font-name-asian="Times New Roman" style:font-size-asian="12pt" style:font-weight-asian="normal" style:font-name-complex="Times New Roman" style:font-weight-complex="normal"/>
    </style:style>
    <style:style style:name="T139" style:family="text">
      <style:text-properties fo:color="#666666" style:font-name="Times New Roman" fo:font-size="8pt" fo:font-weight="normal" officeooo:rsid="01155d05" style:font-name-asian="Times New Roman" style:font-size-asian="12pt" style:font-weight-asian="normal" style:font-name-complex="Times New Roman" style:font-weight-complex="normal"/>
    </style:style>
    <style:style style:name="T140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weight-complex="normal"/>
    </style:style>
    <style:style style:name="T141" style:family="text">
      <style:text-properties fo:color="#666666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2" style:family="text">
      <style:text-properties officeooo:rsid="010e73bd"/>
    </style:style>
    <style:style style:name="T143" style:family="text">
      <style:text-properties officeooo:rsid="0139930d"/>
    </style:style>
    <style:style style:name="T144" style:family="text">
      <style:text-properties officeooo:rsid="013a80a7"/>
    </style:style>
    <style:style style:name="T145" style:family="text">
      <style:text-properties fo:color="#000000" style:font-name="Times New Roman" fo:font-size="12pt" officeooo:rsid="010149be" style:font-name-asian="Times New Roman" style:font-size-asian="12pt" style:font-name-complex="Times New Roman"/>
    </style:style>
    <style:style style:name="T146" style:family="text">
      <style:text-properties fo:color="#000000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7" style:family="text">
      <style:text-properties officeooo:rsid="0145c999"/>
    </style:style>
    <style:style style:name="T148" style:family="text">
      <style:text-properties officeooo:rsid="0148d2cf"/>
    </style:style>
    <style:style style:name="T149" style:family="text">
      <style:text-properties officeooo:rsid="01498913"/>
    </style:style>
    <style:style style:name="T150" style:family="text">
      <style:text-properties officeooo:rsid="014b32cd"/>
    </style:style>
    <style:style style:name="T151" style:family="text">
      <style:text-properties officeooo:rsid="014d37c6"/>
    </style:style>
    <style:style style:name="T152" style:family="text">
      <style:text-properties officeooo:rsid="0150351a"/>
    </style:style>
    <style:style style:name="T153" style:family="text">
      <style:text-properties officeooo:rsid="0150604c"/>
    </style:style>
    <style:style style:name="T154" style:family="text">
      <style:text-properties officeooo:rsid="01526860"/>
    </style:style>
    <style:style style:name="T155" style:family="text">
      <style:text-properties officeooo:rsid="0152d436"/>
    </style:style>
    <style:style style:name="T156" style:family="text">
      <style:text-properties fo:font-size="10pt" fo:font-weight="bold" style:font-size-asian="8pt" style:font-weight-asian="bold" style:font-size-complex="10pt" style:font-weight-complex="bold"/>
    </style:style>
    <style:style style:name="T157" style:family="text">
      <style:text-properties fo:font-size="10pt" style:font-size-asian="8pt" style:font-size-complex="10pt"/>
    </style:style>
    <style:style style:name="T158" style:family="text">
      <style:text-properties fo:color="#3399ff" style:font-name="Arial" fo:font-size="13pt" fo:font-style="normal" fo:font-weight="bold" style:font-size-asian="11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="solid" draw:fill-color="#e3e3e3" draw:textarea-horizontal-align="justify" draw:textarea-vertical-align="middle" draw:auto-grow-height="false" fo:min-height="2.157cm" fo:min-width="2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ffffff" draw:fill="none" draw:fill-color="#ffffff" fo:min-height="3.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page1"/>Graham Turner</text:p>
      <text:p text:style-name="P51">AWS Certified DevOps Engineer and Python Institute Certified Python Developer</text:p>
      <text:p text:style-name="P49"/>
      <text:p text:style-name="P54">An experienced <text:span text:style-name="T78">Hands On</text:span><text:span text:style-name="T73"> Senior </text:span><text:span text:style-name="T79">DevOps</text:span><text:span text:style-name="T73"> </text:span><text:span text:style-name="T84">Engineer</text:span><text:span text:style-name="T73"> and </text:span><text:span text:style-name="T80">Python</text:span><text:span text:style-name="T85"> </text:span><text:span text:style-name="T83">Developer </text:span><text:span text:style-name="T96">with </text:span><text:span text:style-name="T101">15 years+</text:span><text:span text:style-name="T96"> experience, </text:span><text:span text:style-name="T99">in</text:span><text:span text:style-name="T100">cluding</text:span><text:span text:style-name="T102"> </text:span><text:span text:style-name="T92">Architecting and delivering </text:span><text:span text:style-name="T80">AWS</text:span><text:span text:style-name="T92"> and </text:span><text:span text:style-name="T80">GCP</text:span><text:span text:style-name="T92"> public cloud hosted </text:span><text:span text:style-name="T85">GitOps</text:span><text:span text:style-name="T92"> solutions based around </text:span><text:span text:style-name="T80">Linux</text:span><text:span text:style-name="T92">, </text:span><text:span text:style-name="T80">Terraform</text:span><text:span text:style-name="T92">, </text:span><text:span text:style-name="T80">Kubernetes</text:span><text:span text:style-name="T85">, </text:span><text:span text:style-name="T86">Helm</text:span><text:span text:style-name="T92"> and </text:span><text:span text:style-name="T80">Docker, </text:span><text:span text:style-name="T98">alongside</text:span><text:span text:style-name="T82"> </text:span><text:span text:style-name="T97">developing <text:s/></text:span><text:span text:style-name="T81">Javascript</text:span><text:span text:style-name="T96">, </text:span><text:span text:style-name="T81">React js</text:span><text:span text:style-name="T96">, </text:span><text:span text:style-name="T81">Golang</text:span><text:span text:style-name="T96"> and </text:span><text:span text:style-name="T81">ML </text:span><text:span text:style-name="T97">applications</text:span></text:p>
      <text:p text:style-name="P55"/>
      <text:p text:style-name="P49"><draw:frame draw:style-name="fr1" draw:name="Image2" text:anchor-type="paragraph" svg:x="0.026cm" svg:y="0.254cm" svg:width="0.66cm" svg:height="0.469cm" draw:z-index="3"><draw:image xlink:href="Pictures/100000000000002D00000020D7714258043CE019.png" xlink:type="simple" xlink:show="embed" xlink:actuate="onLoad"/></draw:frame><draw:frame draw:style-name="fr1" draw:name="Image6" text:anchor-type="paragraph" svg:x="8.647cm" svg:y="0.238cm" svg:width="0.497cm" svg:height="0.497cm" draw:z-index="8"><draw:image xlink:href="Pictures/100000000000002200000022285DF013001B24CE.png" xlink:type="simple" xlink:show="embed" xlink:actuate="onLoad"/></draw:frame><draw:frame text:anchor-type="paragraph" draw:z-index="1" draw:name="Shape2" draw:style-name="gr2" draw:text-style-name="P98" svg:width="6.792cm" svg:height="0.623cm" svg:x="0.277cm" svg:y="0.252cm"><draw:text-box><text:p>GrahamTurnerNew@hotmail.com</text:p></draw:text-box></draw:frame><draw:frame text:anchor-type="paragraph" draw:z-index="2" draw:name="Shape3" draw:style-name="gr3" draw:text-style-name="P98" svg:width="3.7cm" svg:height="0.615cm" svg:x="8.8cm" svg:y="0.235cm"><draw:text-box><text:p>+44 (0) 7581719489</text:p></draw:text-box></draw:frame><draw:custom-shape text:anchor-type="paragraph" draw:z-index="0" draw:name="Shape1" draw:style-name="gr1" draw:text-style-name="P97" svg:width="20.982cm" svg:height="2.158cm" svg:x="-2.028cm" svg:y="-0.067cm"><text:p/><draw:enhanced-geometry svg:viewBox="0 0 21600 21600" draw:type="rectangle" draw:enhanced-path="M 0 0 L 21600 0 21600 21600 0 21600 0 0 Z N"/></draw:custom-shape></text:p>
      <text:p text:style-name="P49"/>
      <text:p text:style-name="P49"><draw:frame draw:style-name="fr1" draw:name="Image5" text:anchor-type="paragraph" svg:x="0.115cm" svg:y="0.044cm" svg:width="0.46cm" svg:height="0.633cm" draw:z-index="5"><draw:image xlink:href="Pictures/100000000000001800000021B09045C68E057466.png" xlink:type="simple" xlink:show="embed" xlink:actuate="onLoad"/></draw:frame><draw:frame draw:style-name="fr1" draw:name="Image7" text:anchor-type="paragraph" svg:x="8.703cm" svg:y="0.143cm" svg:width="0.443cm" svg:height="0.474cm" draw:z-index="4"><draw:image xlink:href="Pictures/10000000000000B9000000C66FF6939C08DD5117.png" xlink:type="simple" xlink:show="embed" xlink:actuate="onLoad"/></draw:frame><draw:frame text:anchor-type="paragraph" draw:z-index="6" draw:name="Shape2" draw:style-name="gr4" draw:text-style-name="P99" svg:width="7.009cm" svg:height="0.65cm" svg:x="0.388cm" svg:y="0.141cm"><draw:text-box><text:p><text:span text:style-name="T108">UK Remote, Hybrid Cambridge London</text:span></text:p></draw:text-box></draw:frame><draw:frame text:anchor-type="paragraph" draw:z-index="7" draw:name="Shape3" draw:style-name="gr5" draw:text-style-name="P99" svg:width="6.095cm" svg:height="0.489cm" svg:x="8.911cm" svg:y="0.141cm"><draw:text-box><text:p><text:span text:style-name="T108">Github.com/backenddeveloper/cv</text:span></text:p></draw:text-box></draw:frame></text:p>
      <text:p text:style-name="P50"/>
      <text:p text:style-name="P34"><draw:frame text:anchor-type="paragraph" draw:z-index="11" draw:name="Shape4" draw:style-name="gr6" draw:text-style-name="P101" svg:width="5.469cm" svg:height="3.47cm" svg:x="11.307cm" svg:y="1.416cm"><draw:text-box><text:p text:style-name="P100"><text:span text:style-name="T156">Python Development</text:span></text:p><text:p text:style-name="P100"><text:span text:style-name="T157">Python 3.12, FastAPI,OpenTelemetry, Poetry, Pytest, PyTorch, Scikit, TensorFlow, Keras, Pandas, Flask</text:span></text:p><text:p text:style-name="P100"/><text:p text:style-name="P100"><text:span text:style-name="T156">Full Stack Development</text:span></text:p><text:p text:style-name="P100"><text:span text:style-name="T157">Node, React.js, Next.js, Typescript, TDD, CSS, UI/UX</text:span></text:p></draw:text-box></draw:frame><draw:frame text:anchor-type="paragraph" draw:z-index="10" draw:name="Shape4" draw:style-name="gr6" draw:text-style-name="P101" svg:width="5.469cm" svg:height="3.47cm" svg:x="5.646cm" svg:y="1.416cm"><draw:text-box><text:p text:style-name="P100"><text:span text:style-name="T156">DevOps</text:span></text:p><text:p text:style-name="P100"><text:span text:style-name="T157">CI/CD, Monitoring, Infrastructure as Code, Configuration Management, Networks, Linux Security</text:span></text:p><text:p text:style-name="P100"/><text:p text:style-name="P100"><text:span text:style-name="T156">Security</text:span></text:p><text:p text:style-name="P100"><text:span text:style-name="T157">Pentesting, ISO27001, Auditing Best Practices, vulnerability management</text:span></text:p></draw:text-box></draw:frame><draw:frame text:anchor-type="paragraph" draw:z-index="9" draw:name="Shape4" draw:style-name="gr6" draw:text-style-name="P101" svg:width="5.469cm" svg:height="3.47cm" svg:x="-0.016cm" svg:y="1.416cm"><draw:text-box><text:p text:style-name="P100"><text:span text:style-name="T156">Public Cloud</text:span></text:p><text:p text:style-name="P100"><text:span text:style-name="T157">AWS, Well Architected, Control Tower, Security Hub, EC2, EKS, RDS, Glue, GCP, GKE</text:span></text:p><text:p text:style-name="P100"/><text:p text:style-name="P100"><text:span text:style-name="T156">Containerization</text:span></text:p><text:p text:style-name="P100"><text:span text:style-name="T157">Kubernetes, Docker, Nomad, Helm</text:span></text:p></draw:text-box></draw:frame></text:p>
      <text:p text:style-name="P34"><draw:frame text:anchor-type="paragraph" draw:z-index="12" draw:name="Shape5" draw:style-name="gr7" draw:text-style-name="P103" svg:width="6.855cm" svg:height="0.53cm" svg:x="-0.086cm" svg:y="0.019cm"><draw:text-box><text:p text:style-name="P102"><text:span text:style-name="T158">Core Skills Profile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draw:frame text:anchor-type="paragraph" draw:z-index="13" draw:name="Shape5" draw:style-name="gr7" draw:text-style-name="P103" svg:width="6.855cm" svg:height="0.53cm" svg:x="-5.542cm" svg:y="0.152cm"><draw:text-box><text:p text:style-name="P102"><text:span text:style-name="T158">Work Experience</text:span></text:p></draw:text-box></draw:frame></text:p>
      <text:p text:style-name="P69"/>
      <text:p text:style-name="P77"><text:span text:style-name="T51">Lead </text:span><text:span text:style-name="T58">DevOps Engineer</text:span></text:p>
      <text:p text:style-name="P79"><text:span text:style-name="T60">Times Higher Education</text:span><text:span text:style-name="T59"> <text:s/></text:span><text:span text:style-name="T120">0</text:span><text:span text:style-name="T126">1</text:span><text:span text:style-name="T120">/202</text:span><text:span text:style-name="T126">3</text:span><text:span text:style-name="T120"> – Current <text:s text:c="2"/></text:span><text:span text:style-name="T122">~</text:span><text:span text:style-name="T127">1</text:span><text:span text:style-name="T122"> year</text:span></text:p>
      <text:p text:style-name="P68"/>
      <text:list xml:id="list1825930386429752996" text:style-name="L1">
        <text:list-item>
          <text:p text:style-name="P81">Development of applications in Python 3.1<text:span text:style-name="T105">2</text:span> with FastAPI, OpenTelemetry, <text:span text:style-name="T148">TensorFlow</text:span>, Behave, Pytest</text:p>
        </text:list-item>
        <text:list-item>
          <text:p text:style-name="P83">Develo<text:span text:style-name="T149">ping</text:span> FullStack Javascript, <text:span text:style-name="T153">Node, </text:span>React, <text:span text:style-name="T147">Next.js</text:span>, Typescript, <text:span text:style-name="T147">Webassembly, API integration</text:span></text:p>
        </text:list-item>
        <text:list-item>
          <text:p text:style-name="P90">Managing, Provisioning, <text:span text:style-name="T152">M</text:span>igrating <text:span text:style-name="T152">HA C</text:span>loud <text:span text:style-name="T154">I</text:span>nfrustructure, IoC, AWS EC2, ECS, EKS, S3, <text:span text:style-name="T155">R53 </text:span>Terraform</text:p>
        </text:list-item>
        <text:list-item>
          <text:p text:style-name="P84">Architecting <text:span text:style-name="T150">shift-left CI/CD pipelines for value delivery, branch builds, on-demand end-to-end testing envs</text:span></text:p>
        </text:list-item>
        <text:list-item>
          <text:p text:style-name="P87"><text:span text:style-name="T104">I</text:span>mplementing DevOps <text:span text:style-name="T103">processes and leading DevOps </text:span>culture, <text:span text:style-name="T103">driving MLOps for security and marketing</text:span></text:p>
        </text:list-item>
        <text:list-item>
          <text:p text:style-name="P89">Automati<text:span text:style-name="T151">ng</text:span> dev-experience using Kubernetes, Docker, K8s Helm, Github Actions and Artifact workflows</text:p>
        </text:list-item>
        <text:list-item>
          <text:p text:style-name="P91"><text:span text:style-name="T34">Implementation</text:span><text:span text:style-name="T31"> of monitoring, alerting, self-healing and sys-visibility, Cloudwatch, NewRelic, Prometheus</text:span></text:p>
        </text:list-item>
        <text:list-item>
          <text:p text:style-name="P93"><text:span text:style-name="T33">I</text:span><text:span text:style-name="T31">n this role </text:span><text:span text:style-name="T39">I reduced cloud spend by over 80%</text:span><text:span text:style-name="T31"> for the </text:span><text:span text:style-name="T38">company</text:span><text:span text:style-name="T31"> </text:span><text:span text:style-name="T37">through cost optimisation</text:span></text:p>
        </text:list-item>
        <text:list-item>
          <text:p text:style-name="P94"><text:span text:style-name="T39">I implemented the first testable Disaster Recovery Strategy</text:span><text:span text:style-name="T44">, after successful incident management</text:span></text:p>
        </text:list-item>
        <text:list-item>
          <text:p text:style-name="P95"><text:span text:style-name="T39">I streamlined release management, reducing release time by 60% and </text:span><text:span text:style-name="T40">release </text:span><text:span text:style-name="T39">failures by </text:span><text:span text:style-name="T41">7</text:span><text:span text:style-name="T39">0%+</text:span></text:p>
        </text:list-item>
        <text:list-item>
          <text:p text:style-name="P95"><text:span text:style-name="T43">I </text:span><text:span text:style-name="T42">implemented Developer-Ops culture through training, documentation and agile practices</text:span></text:p>
        </text:list-item>
      </text:list>
      <text:p text:style-name="P38"><text:span text:style-name="T52">T</text:span><text:span text:style-name="T51">echnical Lead</text:span></text:p>
      <text:p text:style-name="P41"><text:span text:style-name="T59">Click <text:s/></text:span><text:span text:style-name="T120">04/2022 – </text:span><text:span text:style-name="T126">01/2023</text:span><text:span text:style-name="T120"> <text:s text:c="2"/></text:span><text:span text:style-name="T122">~2 years</text:span></text:p>
      <text:p text:style-name="P21"/>
      <text:list xml:id="list233634839233731" text:continue-numbering="true" text:style-name="L1">
        <text:list-item>
          <text:p text:style-name="P80">Development of applications in Python 3.1<text:span text:style-name="T143">0</text:span> with <text:span text:style-name="T143">Flask</text:span>, <text:span text:style-name="T143">Uvicorn</text:span>, OpenTelemetry, Airflow, Behave, Pytest</text:p>
        </text:list-item>
        <text:list-item>
          <text:p text:style-name="P82">Development of applications with FullStack Javascript, React, <text:span text:style-name="T143">Vercel</text:span>, WebAssembly (Golang), Typescript</text:p>
        </text:list-item>
        <text:list-item>
          <text:p text:style-name="P85"><text:span text:style-name="T104">I</text:span>mplementing DevOps <text:span text:style-name="T103">processes and leading DevOps </text:span>culture, <text:span text:style-name="T103">driving CI/CD value delivery, monitoring</text:span></text:p>
        </text:list-item>
        <text:list-item>
          <text:p text:style-name="P88">Delivering Highly Available Kubernetes environments based on AWS EKS <text:span text:style-name="T106">and GCP GKE </text:span>with Terraform.</text:p>
        </text:list-item>
        <text:list-item>
          <text:p text:style-name="P96"><text:span text:style-name="T31">Automation of developer-experience using Docker, AWS, K8s Helm, Github Actions and Artifact workflows</text:span></text:p>
        </text:list-item>
        <text:list-item>
          <text:p text:style-name="P92"><text:span text:style-name="T32">A</text:span><text:span text:style-name="T31">WS cloud administration </text:span><text:span text:style-name="T33">and governance for ISO27001. EC2, IAM, RDS, Lambda, ControlTower, R53</text:span></text:p>
        </text:list-item>
      </text:list>
      <text:p text:style-name="P12"/>
      <text:p text:style-name="P39"><text:span text:style-name="T53">Lead</text:span><text:span text:style-name="T54"> </text:span><text:span text:style-name="T55">DevOps Engineer</text:span></text:p>
      <text:p text:style-name="P35"><text:span text:style-name="T47">Optibrium BioPharma</text:span><text:span text:style-name="T46"> </text:span><text:span text:style-name="T120">0</text:span><text:span text:style-name="T121">8/2019 – 04/</text:span><text:span text:style-name="T120">2022 <text:s/></text:span><text:span text:style-name="T122">~3 years</text:span></text:p>
      <text:p text:style-name="P20"/>
      <text:list xml:id="list233634747029069" text:continue-numbering="true" text:style-name="L1">
        <text:list-item>
          <text:p text:style-name="P86">Developing, implementing and architecting DevOps culture and CI/CD based around AWS automation.</text:p>
        </text:list-item>
        <text:list-item>
          <text:p text:style-name="P57"><text:span text:style-name="T94">O</text:span>perations around HA SRE workflows using <text:span text:style-name="T90">Nomad, </text:span>Kubernetes <text:span text:style-name="T88">on AWS, GCP</text:span>, <text:span text:style-name="T89">HELM </text:span>Docker,<text:span text:style-name="T88"> Terraform</text:span></text:p>
        </text:list-item>
        <text:list-item>
          <text:p text:style-name="P58">Developing and maintating DataScience/ A.I. applications using Python, Golang, <text:span text:style-name="T93">Rust and</text:span> web-assembly.</text:p>
        </text:list-item>
        <text:list-item>
          <text:p text:style-name="P72"><text:span text:style-name="T17">Hosting of high volume events streaming workflows using Celery, Spark, Redis, </text:span><text:span text:style-name="T25">and fullstack Javascript.</text:span></text:p>
        </text:list-item>
        <text:list-item>
          <text:p text:style-name="P59">Building of self-healing automated continuously deployed systems based around intelligent monitoring.</text:p>
        </text:list-item>
        <text:list-item>
          <text:p text:style-name="P60">Multi-cloud governance, security <text:span text:style-name="T91">testing </text:span>and auditing. SIEM and monitoring with prometheus and ELK</text:p>
        </text:list-item>
        <text:list-item>
          <text:p text:style-name="P61">WebApp development with Node, Javascript, TypeScript, React, Python Flask and WSGI</text:p>
        </text:list-item>
      </text:list>
      <text:p text:style-name="P78"><text:soft-page-break/><text:span text:style-name="T56">Senior</text:span><text:span text:style-name="T54"> </text:span><text:span text:style-name="T55">DevOps Engineer</text:span></text:p>
      <text:p text:style-name="P36"><text:span text:style-name="T48">E-</text:span><text:span text:style-name="T49">Skim Technologies</text:span><text:span text:style-name="T48"> </text:span><text:span text:style-name="T45"><text:s/></text:span><text:span text:style-name="T120">0</text:span><text:span text:style-name="T123">9</text:span><text:span text:style-name="T121">/201</text:span><text:span text:style-name="T123">8</text:span><text:span text:style-name="T121"> – 0</text:span><text:span text:style-name="T123">8</text:span><text:span text:style-name="T121">/</text:span><text:span text:style-name="T120">20</text:span><text:span text:style-name="T123">19</text:span><text:span text:style-name="T120"> <text:s/></text:span><text:span text:style-name="T122">~</text:span><text:span text:style-name="T123">1 </text:span><text:span text:style-name="T122">year</text:span></text:p>
      <text:list xml:id="list8331553386281752921" text:style-name="L2">
        <text:list-item>
          <text:p text:style-name="P75"><text:span text:style-name="T35">DevOps and CI/CD administration based on AWS IAM, Route53, EC2, S3, RDS, CloudWatch,</text:span><text:span text:style-name="T36"> CloudFront</text:span></text:p>
        </text:list-item>
      </text:list>
      <text:list xml:id="list233635330735443" text:continue-list="list233634747029069" text:style-name="L1">
        <text:list-item>
          <text:p text:style-name="P73"><text:span text:style-name="T22">Secure, HA Site Reliability Engineering with </text:span><text:span text:style-name="T23">Kubernetes, Docker, Vagrant, Ansible, Terraform </text:span><text:span text:style-name="T22">and</text:span><text:span text:style-name="T23"> Jenkins</text:span></text:p>
        </text:list-item>
        <text:list-item>
          <text:p text:style-name="P73"><text:span text:style-name="T18">A</text:span><text:span text:style-name="T17">pplication development in Java </text:span><text:span text:style-name="T19">9</text:span><text:span text:style-name="T17">, JUnit</text:span><text:span text:style-name="T19">5</text:span><text:span text:style-name="T17">, Cucumber, </text:span><text:span text:style-name="T20">Sonarqube,</text:span><text:span text:style-name="T77"> </text:span><text:span text:style-name="T17">Apache Tomcat, Spring and Maven.</text:span></text:p>
        </text:list-item>
        <text:list-item>
          <text:p text:style-name="P73"><text:span text:style-name="T17">Development in PHP 7, PHPUnit, Behat, Javascript, </text:span><text:span text:style-name="T21">React, </text:span><text:span text:style-name="T17">Symphony and </text:span><text:span text:style-name="T21">Vue, </text:span><text:span text:style-name="T17">Laravel, </text:span><text:span text:style-name="T24">Lambda</text:span></text:p>
        </text:list-item>
        <text:list-item>
          <text:p text:style-name="P62">Development in Python2.7/3.6, unittest, behave/pep8/coverage, Django, Flask, Postgres, Redis, Celery</text:p>
        </text:list-item>
      </text:list>
      <text:p text:style-name="P37"><text:span text:style-name="T61">Senior</text:span><text:span text:style-name="T62"> </text:span><text:span text:style-name="T63">DevOps Engineer</text:span></text:p>
      <text:p text:style-name="P37"><text:span text:style-name="T50">Capita (UoS)</text:span><text:span text:style-name="T48"> </text:span><text:span text:style-name="T45"><text:s/></text:span><text:span text:style-name="T120">0</text:span><text:span text:style-name="T124">7</text:span><text:span text:style-name="T121">/201</text:span><text:span text:style-name="T124">7</text:span><text:span text:style-name="T121"> – 0</text:span><text:span text:style-name="T124">9</text:span><text:span text:style-name="T121">/</text:span><text:span text:style-name="T120">20</text:span><text:span text:style-name="T123">1</text:span><text:span text:style-name="T124">8</text:span><text:span text:style-name="T120"> </text:span><text:span text:style-name="T122"><text:s/></text:span><text:span text:style-name="T124">contract</text:span></text:p>
      <text:list xml:id="list233634211065690" text:continue-numbering="true" text:style-name="L1">
        <text:list-item>
          <text:p text:style-name="P63">Development of an extensive Cloud based (AWS, <text:span text:style-name="T71">GPC</text:span>) and self-managed in DC estate.</text:p>
        </text:list-item>
        <text:list-item>
          <text:p text:style-name="P64"><text:span text:style-name="T75">CI/CD</text:span>, Docker, <text:span text:style-name="T75">Vagrant</text:span>, Kubernetes, <text:span text:style-name="T74">Helm, Git-Kube, Jenkins, Jira, Linux, full KVM / container platform</text:span></text:p>
        </text:list-item>
        <text:list-item>
          <text:p text:style-name="P65">AWS <text:span text:style-name="T76">A</text:span>utomatiion, Terraform, Packer, Rancher, <text:span text:style-name="T76">Cloud Formation, Lambda, API Gateway, Cloud Front</text:span></text:p>
          <text:p text:style-name="P66">Linux hosting management, RHEL, Ubuntu, Kernel Mod-Dev, <text:span text:style-name="T74">Chef, Puppet, Ruby, Python, Perl, Golang</text:span></text:p>
        </text:list-item>
      </text:list>
      <text:p text:style-name="P25"/>
      <text:list xml:id="list233635600146009" text:continue-numbering="true" text:style-name="L1">
        <text:list-item>
          <text:p text:style-name="P74"><text:span text:style-name="T9">A</text:span><text:span text:style-name="T4">pplication development in Java </text:span><text:span text:style-name="T5">9</text:span><text:span text:style-name="T4">, J</text:span><text:span text:style-name="T10">Behave</text:span><text:span text:style-name="T4">, </text:span><text:span text:style-name="T10">Mockito, Jetty</text:span><text:span text:style-name="T4">, Spring </text:span><text:span text:style-name="T10">Boot </text:span><text:span text:style-name="T4">and </text:span><text:span text:style-name="T10">Gradle</text:span></text:p>
        </text:list-item>
      </text:list>
      <text:p text:style-name="P26"/>
      <text:list xml:id="list233635850476503" text:continue-numbering="true" text:style-name="L1">
        <text:list-item>
          <text:p text:style-name="P63">Development in PHP 7, PHPUnit, <text:span text:style-name="T74">Angular</text:span>, Javascript, Jasmine, Symphony and Laravel</text:p>
        </text:list-item>
      </text:list>
      <text:p text:style-name="P25"/>
      <text:list xml:id="list233635772369610" text:continue-numbering="true" text:style-name="L1">
        <text:list-item>
          <text:p text:style-name="P63">Development in Python2.7/3.<text:span text:style-name="T72">6</text:span>, unittest, behave/pep8/coverage, Django, Flask, Cython, Redis Celery</text:p>
          <text:p text:style-name="P63"/>
        </text:list-item>
      </text:list>
      <text:p text:style-name="P40"><text:span text:style-name="T56">Senior</text:span><text:span text:style-name="T54"> </text:span><text:span text:style-name="T57">Site Reliability</text:span><text:span text:style-name="T55"> Engineer</text:span></text:p>
      <text:p text:style-name="P9"><text:span text:style-name="T2">Piksel Television</text:span><text:span text:style-name="T1"> </text:span><text:span text:style-name="T3"><text:s/></text:span><text:span text:style-name="T120">0</text:span><text:span text:style-name="T125">9</text:span><text:span text:style-name="T121">/201</text:span><text:span text:style-name="T125">6</text:span><text:span text:style-name="T121"> – 0</text:span><text:span text:style-name="T125">7</text:span><text:span text:style-name="T121">/</text:span><text:span text:style-name="T120">20</text:span><text:span text:style-name="T123">1</text:span><text:span text:style-name="T125">7</text:span><text:span text:style-name="T120"> </text:span><text:span text:style-name="T122"><text:s/></text:span><text:span text:style-name="T124">contract</text:span></text:p>
      <text:p text:style-name="P33"/>
      <text:p text:style-name="P11"/>
      <text:p text:style-name="P4"/>
      <text:p text:style-name="P24"/>
      <text:list xml:id="list8828720336810888233" text:style-name="L3">
        <text:list-item>
          <text:p text:style-name="P76"><text:span text:style-name="T4">Compliant </text:span><text:span text:style-name="T6">BDD</text:span><text:span text:style-name="T4"> development in </text:span><text:span text:style-name="T6">a wide rangin</text:span><text:span text:style-name="T8">g</text:span><text:span text:style-name="T6"> technical env with </text:span><text:span text:style-name="T4">Java8, JUnit, Cucumber, PHP7, PHPUnit, Javascript, Jasmine, Python2.7/3.4, unittest, behave/pep8/coverage, Django, Flask, </text:span><text:span text:style-name="T8">J</text:span><text:span text:style-name="T4">ython</text:span></text:p>
        </text:list-item>
      </text:list>
      <text:p text:style-name="P27"/>
      <text:list xml:id="list233636260995002" text:continue-numbering="true" text:style-name="L3">
        <text:list-item>
          <text:p text:style-name="P67">Platform automation, Continuous Deployment, Docker/Rocker, Mesos-Marathon, Kubernetes</text:p>
        </text:list-item>
      </text:list>
      <text:p text:style-name="P28"/>
      <text:list xml:id="list233634708761003" text:continue-numbering="true" text:style-name="L3">
        <text:list-item>
          <text:p text:style-name="P76"><text:span text:style-name="T4">Infrastructure as code, Puppet (Librarian), Ruby, Ansible, </text:span><text:span text:style-name="T7">AWS and GPC automation tools</text:span></text:p>
        </text:list-item>
      </text:list>
      <text:p text:style-name="P29"/>
      <text:list xml:id="list233634600353052" text:continue-numbering="true" text:style-name="L3">
        <text:list-item>
          <text:p text:style-name="P67">Ultra-High-Availablity design, Software defined networking, event driven monitoring and architecture</text:p>
          <text:p text:style-name="P67"/>
        </text:list-item>
      </text:list>
      <text:p text:style-name="P70"><text:span text:style-name="T119">Head of Technology <text:s text:c="8"/></text:span><text:s text:c="11"/><text:span text:style-name="T113">JSR Research</text:span><text:span text:style-name="T144"> <text:s text:c="29"/></text:span><text:span text:style-name="T109"><text:s text:c="4"/></text:span><text:span text:style-name="T140">03</text:span><text:span text:style-name="T131">/201</text:span><text:span text:style-name="T140">6</text:span><text:span text:style-name="T131"> – </text:span><text:span text:style-name="T140">12/</text:span><text:span text:style-name="T129">20</text:span><text:span text:style-name="T132">1</text:span><text:span text:style-name="T130">6</text:span><text:span text:style-name="T129"> </text:span><text:span text:style-name="T133"><text:s/></text:span><text:span text:style-name="T134">contract</text:span></text:p>
      <text:p text:style-name="P71"><text:span text:style-name="T145">Technical Architect</text:span><text:span text:style-name="T134"> <text:s text:c="34"/></text:span><text:span text:style-name="T146">Talk Straight Broadband (Talk Talk)</text:span><text:span text:style-name="T141"> <text:s text:c="2"/></text:span><text:span text:style-name="T134">10</text:span><text:span text:style-name="T131">/201</text:span><text:span text:style-name="T134">5</text:span><text:span text:style-name="T131"> – </text:span><text:span text:style-name="T134">03</text:span><text:span text:style-name="T131">/</text:span><text:span text:style-name="T129">20</text:span><text:span text:style-name="T132">1</text:span><text:span text:style-name="T130">6</text:span><text:span text:style-name="T129"> </text:span><text:span text:style-name="T133"><text:s/></text:span><text:span text:style-name="T134">contract</text:span></text:p>
      <text:p text:style-name="P30"><text:span text:style-name="T115">Head of Reverse</text:span><text:span text:style-name="T108"> </text:span><text:span text:style-name="T115">Engineering</text:span><text:span text:style-name="T142"> <text:s text:c="5"/></text:span><text:span text:style-name="T110">Games Warehouse International</text:span><text:span text:style-name="T109"> <text:s text:c="9"/></text:span><text:span text:style-name="T137">03</text:span><text:span text:style-name="T131">/201</text:span><text:span text:style-name="T128">5</text:span><text:span text:style-name="T131"> – </text:span><text:span text:style-name="T135">10</text:span><text:span text:style-name="T131">/</text:span><text:span text:style-name="T129">20</text:span><text:span text:style-name="T132">1</text:span><text:span text:style-name="T135">5</text:span><text:span text:style-name="T129"> </text:span><text:span text:style-name="T133"><text:s/></text:span><text:span text:style-name="T134">contract</text:span></text:p>
      <text:p text:style-name="P30"><text:span text:style-name="T115">Lead Developer</text:span><text:span text:style-name="T108"> </text:span><text:s text:c="25"/><text:span text:style-name="T109">T</text:span><text:span text:style-name="T110">he JDR Group</text:span><text:span text:style-name="T109"> <text:s text:c="34"/></text:span><text:span text:style-name="T128">1</text:span><text:span text:style-name="T135">2</text:span><text:span text:style-name="T131">/201</text:span><text:span text:style-name="T135">3 </text:span><text:span text:style-name="T131">– </text:span><text:span text:style-name="T128">03</text:span><text:span text:style-name="T131">/</text:span><text:span text:style-name="T129">20</text:span><text:span text:style-name="T132">1</text:span><text:span text:style-name="T136">5</text:span><text:span text:style-name="T129"> </text:span><text:span text:style-name="T133"><text:s/></text:span><text:span text:style-name="T139">~ 2 years</text:span></text:p>
      <text:p text:style-name="P31"><text:span text:style-name="T114">Lead Pentester</text:span> <text:s text:c="26"/><text:span text:style-name="T111">MatrixVision</text:span><text:span text:style-name="T109"> <text:s text:c="38"/></text:span><text:span text:style-name="T137">06</text:span><text:span text:style-name="T131">/20</text:span><text:span text:style-name="T137">09</text:span><text:span text:style-name="T131"> – </text:span><text:span text:style-name="T137">12</text:span><text:span text:style-name="T131">/</text:span><text:span text:style-name="T129">20</text:span><text:span text:style-name="T132">1</text:span><text:span text:style-name="T137">3</text:span><text:span text:style-name="T129"> </text:span><text:span text:style-name="T133"><text:s/></text:span><text:span text:style-name="T139">~ 4 years</text:span></text:p>
      <text:p text:style-name="P32"><text:span text:style-name="T116">Pentester <text:s text:c="17"/></text:span><text:s text:c="20"/><text:span text:style-name="T112">RALink</text:span><text:span text:style-name="T109"> <text:s text:c="46"/></text:span><text:span text:style-name="T138">04</text:span><text:span text:style-name="T131">/20</text:span><text:span text:style-name="T138">06</text:span><text:span text:style-name="T131"> – </text:span><text:span text:style-name="T128">0</text:span><text:span text:style-name="T138">6</text:span><text:span text:style-name="T131">/</text:span><text:span text:style-name="T129">2</text:span><text:span text:style-name="T138">0</text:span><text:span text:style-name="T129">0</text:span><text:span text:style-name="T138">9</text:span><text:span text:style-name="T129"> </text:span><text:span text:style-name="T133"><text:s/></text:span><text:span text:style-name="T139">~ 3 years</text:span></text:p>
      <text:p text:style-name="P23"/>
      <text:p text:style-name="P22"><draw:frame text:anchor-type="paragraph" draw:z-index="14" draw:name="Shape5" draw:style-name="gr7" draw:text-style-name="P103" svg:width="6.855cm" svg:height="0.53cm" svg:x="-0.106cm" svg:y="0.141cm"><draw:text-box><text:p text:style-name="P102"><text:span text:style-name="T158">Education</text:span></text:p></draw:text-box></draw:frame></text:p>
      <text:p text:style-name="P22"/>
      <text:p text:style-name="P2"><text:span text:style-name="T26">The University of </text:span><text:span text:style-name="T27">York</text:span></text:p>
      <text:p text:style-name="P16"/>
      <text:p text:style-name="P8"><text:span text:style-name="T95">PGC</text:span> <text:span text:style-name="T95">CyberSecurity</text:span>, <text:span text:style-name="T95">PGDip Computer Science with CyberSecurity, </text:span>Other and longer qualifications.</text:p>
      <text:p text:style-name="P7"/>
      <text:p text:style-name="P7">The University of Liverpool</text:p>
      <text:p text:style-name="P19"/>
      <text:p text:style-name="P43">Cert<text:span text:style-name="T65">HE</text:span> Japanese, <text:s/>Other and longer qualifications</text:p>
      <text:p text:style-name="P48"><text:span text:style-name="T64">Additional modules: </text:span>Combinatorics, <text:span text:style-name="T87">M</text:span>athematical logic and language (including Godel), Statistics for SPSS</text:p>
      <text:p text:style-name="P14"/>
      <text:p text:style-name="P1"><text:span text:style-name="T26">The University of Cambridge </text:span><text:span text:style-name="T4">(Department for continuing education)</text:span></text:p>
      <text:p text:style-name="P15"/>
      <text:p text:style-name="P3">Cert<text:span text:style-name="T65">HE</text:span> Legal practice for Paralegals, Other and longer qualifications.</text:p>
      <text:p text:style-name="P17"/>
      <text:p text:style-name="P45"><text:span text:style-name="T26">The University of Oxford </text:span><text:span text:style-name="T4">(Department for continuing education)</text:span><text:span text:style-name="T26"> </text:span></text:p>
      <text:p text:style-name="P47">Other and longer qualifications. Certificates/Short course awards in: </text:p>
      <text:p text:style-name="P47">Study, language and work skills, Classical literature and the Bronte sisters, Philosophy of Mathematics</text:p>
      <text:p text:style-name="P47"/>
      <text:p text:style-name="P6">The Open University<text:span text:style-name="T66"> </text:span><text:span text:style-name="T67">(1</text:span><text:span text:style-name="T68">9</text:span><text:span text:style-name="T67"> years)</text:span></text:p>
      <text:p text:style-name="P19"/>
      <text:p text:style-name="P44">Cert<text:span text:style-name="T69">HE</text:span> Contemporary Science, Cert<text:span text:style-name="T70">HE</text:span> Computing and IT, Dip<text:span text:style-name="T70">HE</text:span> Mathematics, <text:span text:style-name="T70">Bsc Mathematics, </text:span></text:p>
      <text:p text:style-name="P46"><text:span text:style-name="T70">BSc Physical Science, BA Open. </text:span><text:span text:style-name="T64">Additional CAT bearing modules:</text:span></text:p>
      <text:p text:style-name="P18"/>
      <text:p text:style-name="P42">Complex analysis, Mathematical Methods and Models, Fluid mechanics, Advanced calculus and its applications, Quantum <text:span text:style-name="T107">M</text:span>echanics of <text:span text:style-name="T107">M</text:span>atter, Electromagnetism, advanced Java development.</text:p>
      <text:p text:style-name="P5"/>
      <text:p text:style-name="P53"><text:span text:style-name="T26">(ISC)2 </text:span><text:span text:style-name="T4">Associate of (ISC)2, CISSP - </text:span><text:span text:style-name="T26">EC-Council –</text:span><text:span text:style-name="T4"> </text:span><text:span text:style-name="T13">CEH - </text:span><text:span text:style-name="T28">CISCO</text:span><text:span text:style-name="T13"> </text:span><text:span text:style-name="T11">(</text:span><text:span text:style-name="T13">CCIE</text:span><text:span text:style-name="T11">) - </text:span><text:span text:style-name="T13"><text:s/></text:span><text:span text:style-name="T28">JUNIPER </text:span><text:span text:style-name="T11">(JNCIE) - </text:span><text:span text:style-name="T29">The Chappel University</text:span><text:span text:style-name="T11">: WCNA - </text:span><text:span text:style-name="T26">OffensiveSecurity </text:span><text:span text:style-name="T4">(OSCP, </text:span><text:span text:style-name="T12">AWAE</text:span><text:span text:style-name="T4">) - </text:span><text:span text:style-name="T26">SANS Institute </text:span><text:span text:style-name="T4">(GPEN)</text:span></text:p>
      <text:p text:style-name="P52"><text:span text:style-name="T26">Linux Professional Institute </text:span><text:span text:style-name="T4">– LPIC-3 (LPIC-2, LPIC-1) - </text:span><text:span text:style-name="T30">Zend</text:span><text:span text:style-name="T14"> </text:span><text:span text:style-name="T16">C</text:span><text:span text:style-name="T15">ertified PHP developer</text:span></text:p>
      <text:p text:style-name="P52"><text:span text:style-name="T26">CompTIA - </text:span><text:span text:style-name="T4">A+ Network+ Server+ Security+ Linux+ CyberSecurityAnalyst+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90%" draw:end="100%" draw:angle="0" draw:border="0%"/>
    <draw:opacity draw:name="Transparency_20_2" draw:display-name="Transparency 2" draw:style="linear" draw:start="40%" draw:end="0%" draw:angle="450" draw:border="0%"/>
    <draw:opacity draw:name="Transparency_20_3" draw:display-name="Transparency 3" draw:style="linear" draw:start="20%" draw:end="0%" draw:angle="450" draw:border="0%"/>
    <draw:opacity draw:name="Transparency_20_4" draw:display-name="Transparency 4" draw:style="linear" draw:start="25%" draw:end="0%" draw:angle="450" draw:border="0%"/>
    <draw:opacity draw:name="Transparency_20_5" draw:display-name="Transparency 5" draw:style="linear" draw:start="10%" draw:end="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9T19:49:29.335968965</dc:date>
    <meta:editing-duration>P4DT7H36M14S</meta:editing-duration>
    <meta:editing-cycles>273</meta:editing-cycles>
    <meta:generator>LibreOffice/5.1.6.2$Linux_X86_64 LibreOffice_project/10m0$Build-2</meta:generator>
    <meta:document-statistic meta:table-count="0" meta:image-count="4" meta:object-count="0" meta:page-count="2" meta:paragraph-count="80" meta:word-count="877" meta:character-count="6808" meta:non-whitespace-character-count="5703"/>
  </office:meta>
</office:document-meta>
</file>